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2.5437in"/>
    </style:style>
    <style:style style:name="co5" style:family="table-column">
      <style:table-column-properties fo:break-before="auto" style:column-width="3.2728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3835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7.422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1.2898in"/>
    </style:style>
    <style:style style:name="co17" style:family="table-column">
      <style:table-column-properties fo:break-before="auto" style:column-width="1.086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V_XL4016_Buck_Converter_2023_05_04_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number-columns-repeated="16364" table:default-cell-style-name="ce1"/>
        <table:table-row table:style-name="ro1"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a xlink:href="https://www.mouser.com/ProductDetail/187-CL21B105KBFNNNG" xlink:type="simple">187-CL21B105KBFNNNG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a xlink:href="https://www.mouser.com/ProductDetail/80-C0805C333K5RAC" xlink:type="simple">80-C0805C333K5RAC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a xlink:href="https://www.mouser.com/ProductDetail/187-CL21B105KBFNNNG" xlink:type="simple">187-CL21B105KBFNNNG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a xlink:href="https://www.mouser.com/ProductDetail/187-CL21B105KBFNNNG" xlink:type="simple">187-CL21B105KBFNNNG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40V, 150uF</text:p>
          </table:table-cell>
          <table:table-cell office:value-type="string" calcext:value-type="string">
            <text:p>A768KS157M1GLAS025CAP_A768_KEM-M</text:p>
          </table:table-cell>
          <table:table-cell office:value-type="string" calcext:value-type="string">
            <text:p>CAP_A768_KEM-M</text:p>
          </table:table-cell>
          <table:table-cell/>
          <table:table-cell office:value-type="string" calcext:value-type="string">
            <text:p><text:a xlink:href="https://www.mouser.com/ProductDetail/80-A768KS157M1GLAS25" xlink:type="simple">80-A768KS157M1GLAS25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A771MS567M1ELAS011 </text:p>
          </table:table-cell>
          <table:table-cell office:value-type="string" calcext:value-type="string">
            <text:p>CPOL-US153CLV-1012</text:p>
          </table:table-cell>
          <table:table-cell office:value-type="string" calcext:value-type="string">
            <text:p>153CLV-1012</text:p>
          </table:table-cell>
          <table:table-cell office:value-type="string" calcext:value-type="string">
            <text:p>POLARIZED CAPACITOR, American symbol</text:p>
          </table:table-cell>
          <table:table-cell office:value-type="string" calcext:value-type="string">
            <text:p><text:a xlink:href="https://www.mouser.com/ProductDetail/80-A771MS567M1ELAS11" xlink:type="simple">80-A771MS567M1ELAS11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1635-E3/45</text:p>
          </table:table-cell>
          <table:table-cell office:value-type="string" calcext:value-type="string">
            <text:p>FES08AT</text:p>
          </table:table-cell>
          <table:table-cell office:value-type="string" calcext:value-type="string">
            <text:p>DO220S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<text:a xlink:href="https://www.mouser.com/ProductDetail/625-MBR1635-E3" xlink:type="simple">625-MBR1635-E3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S1</text:p>
          </table:table-cell>
          <table:table-cell table:number-columns-repeated="2" office:value-type="string" calcext:value-type="string">
            <text:p>HSE-B20254-040H</text:p>
          </table:table-cell>
          <table:table-cell office:value-type="string" calcext:value-type="string">
            <text:p>HSEB20254040H</text:p>
          </table:table-cell>
          <table:table-cell office:value-type="string" calcext:value-type="string">
            <text:p>Heat Sinks 25.4x32x20mm w/pin extrusion TO-220</text:p>
          </table:table-cell>
          <table:table-cell office:value-type="string" calcext:value-type="string">
            <text:p><text:a xlink:href="https://www.mouser.com/ProductDetail/490-HSE-B20254-040H" xlink:type="simple">490-HSE-B20254-040H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S2</text:p>
          </table:table-cell>
          <table:table-cell table:number-columns-repeated="2" office:value-type="string" calcext:value-type="string">
            <text:p>HSE-B20254-040H</text:p>
          </table:table-cell>
          <table:table-cell office:value-type="string" calcext:value-type="string">
            <text:p>HSEB20254040H</text:p>
          </table:table-cell>
          <table:table-cell office:value-type="string" calcext:value-type="string">
            <text:p>Heat Sinks 25.4x32x20mm w/pin extrusion TO-220</text:p>
          </table:table-cell>
          <table:table-cell office:value-type="string" calcext:value-type="string">
            <text:p><text:a xlink:href="https://www.mouser.com/ProductDetail/490-HSE-B20254-040H" xlink:type="simple">490-HSE-B20254-040H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uH,10A,30mOhm</text:p>
          </table:table-cell>
          <table:table-cell office:value-type="string" calcext:value-type="string">
            <text:p>SRP1265C-4R7MIND_SRP1265C-LEADFRAME_BRN-M</text:p>
          </table:table-cell>
          <table:table-cell office:value-type="string" calcext:value-type="string">
            <text:p>IND_SRP1265C-LEADFRAME_BRN-M</text:p>
          </table:table-cell>
          <table:table-cell/>
          <table:table-cell office:value-type="string" calcext:value-type="string">
            <text:p><text:a xlink:href="https://www.mouser.com/ProductDetail/652-SRP1265C-220M" xlink:type="simple">652-SRP1265C-220M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s</text:p>
          </table:table-cell>
          <table:table-cell table:style-name="ce1"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FB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com/ProductDetail/603-RT0805FRE0710KL" xlink:type="simple">603-RT0805FRE0710KL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FB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com/ProductDetail/603-RT0805FRE073K3L" xlink:type="simple">603-RT0805FRE073K3L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LED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ESISTOR0805-RE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mouser.com/ProductDetail/603-RC0805FR-07294RL" xlink:type="simple">603-RC0805FR-07294RL</text:a>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XL4016</text:p>
          </table:table-cell>
          <table:table-cell office:value-type="string" calcext:value-type="string">
            <text:p>TO220-5L</text:p>
          </table:table-cell>
          <table:table-cell/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M025MM</text:p>
          </table:table-cell>
          <table:table-cell office:value-type="string" calcext:value-type="string">
            <text:p>SCREWTERMINAL-5MM-2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<text:a xlink:href="https://www.mouser.com/ProductDetail/651-1935161" xlink:type="simple">651-1935161</text:a> </text:p>
          </table:table-cell>
          <table:table-cell table:number-columns-repeated="13"/>
          <table:table-cell office:value-type="string" calcext:value-type="string">
            <text:p>PRT-0843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VOUT</text:p>
          </table:table-cell>
          <table:table-cell table:number-columns-repeated="2" office:value-type="string" calcext:value-type="string">
            <text:p>M025MM</text:p>
          </table:table-cell>
          <table:table-cell office:value-type="string" calcext:value-type="string">
            <text:p>SCREWTERMINAL-5MM-2</text:p>
          </table:table-cell>
          <table:table-cell office:value-type="string" calcext:value-type="string">
            <text:p>Standard 2-pin 0.1</text:p>
          </table:table-cell>
          <table:table-cell office:value-type="string" calcext:value-type="string">
            <text:p><text:a xlink:href="https://www.mouser.com/ProductDetail/651-1935161" xlink:type="simple">651-1935161</text:a> </text:p>
          </table:table-cell>
          <table:table-cell table:number-columns-repeated="13"/>
          <table:table-cell office:value-type="string" calcext:value-type="string">
            <text:p>PRT-08432</text:p>
          </table:table-cell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4T16:54:02.262000000</dc:date>
    <meta:editing-duration>PT11M12S</meta:editing-duration>
    <meta:editing-cycles>4</meta:editing-cycles>
    <meta:generator>LibreOffice/7.4.3.2$Windows_X86_64 LibreOffice_project/1048a8393ae2eeec98dff31b5c133c5f1d08b890</meta:generator>
    <meta:document-statistic meta:table-count="1" meta:cell-count="104" meta:object-count="0"/>
  </office:meta>
</office:document-meta>
</file>